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_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acob Ezekiel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y 25, 1893</text:p>
      <text:p text:style-name="P5">Month<text:tab/><text:tab/><text:tab/><text:tab/><text:tab/><text:tab/>May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Cincinnati</text:p>
      <text:p text:style-name="P5">State<text:tab/><text:tab/><text:tab/><text:tab/><text:tab/><text:tab/>OH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Form No. 1./</text:p>
      <text:p text:style-name="P2">THE WESTERN UNION TELEGRAPH COMPANY./</text:p>
      <text:p text:style-name="P2">21,000 OFFICES IN AMERICA. <text:s/>CABLE SERVICE TO ALL THE WORLD./</text:p>
      <text:p text:style-name="P3"><text:tab/>This company TRANSMITS and DELIVERS messages only on conditions limiting its liability, which have been assented to by the sender of the following message./ </text:p>
      <text:p text:style-name="P3"><text:tab/>Errors can be guarded against only by repeating a message back to the sending station for comparison, and the Company will not hold itself liable for errors or delays/ in transmission or delivery of Unrepeated Messages, beyond the amount of tolls paid thereon, nor in any case where the claim is not presented in writing within sixty days/ after the message is filed with the Company for transmission./</text:p>
      <text:p text:style-name="P3"><text:tab/>This is an UNREPEATED MESSAGE, and is delivered by request of the sender, under the conditions named above./</text:p>
      <text:p text:style-name="P3">THOS. T. ECKERT, General Manager.<text:tab/><text:tab/><text:tab/><text:tab/>NORVIN GREEN, President./</text:p>
      <text:p text:style-name="P3">NUMBER<text:tab/>SENT BY<text:tab/>REC'D<text:tab/><text:tab/><text:tab/>CHECK/</text:p>
      <text:p text:style-name="P3"><text:soft-page-break/>68<text:tab/><text:tab/>xm<text:tab/><text:tab/>D<text:tab/><text:tab/><text:tab/>16 pd/</text:p>
      <text:p text:style-name="P3">RECEIVED at 1059 Third Avenue, New York.<text:tab/><text:tab/><text:tab/><text:tab/><text:tab/>5/25 1893/</text:p>
      <text:p text:style-name="P3">Dated Cincinnati OH/</text:p>
      <text:p text:style-name="P3">To Rev D S Morais/</text:p>
      <text:p text:style-name="P3"><text:tab/>Prest Faculty Hebrew Theo/ seminary 936 Lex/</text:p>
      <text:p text:style-name="P3">May almighty god grant you long life/ endowed with health to accomplish/ your most ardent desire/ Jacob Ezekiel/</text:p>
      <text:p text:style-name="P2">THIS TELEGRAM HAS JUST BEEN RECEIVED AT THE OFFICE IN/</text:p>
      <text:p text:style-name="P2">1059 THIRD AVE., Bet. 62d and 63d Sts./</text:p>
      <text:p text:style-name="P3">CABLE OFFICE.<text:tab/><text:tab/><text:tab/><text:tab/><text:tab/><text:tab/><text:tab/><text:tab/><text:tab/>ALWAYS OPEN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3T15:48:16.01</meta:creation-date>
    <dc:date>2011-12-13T15:53:57.60</dc:date>
    <dc:creator>Penn Libraries</dc:creator>
    <meta:editing-duration>PT00H05M4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7" meta:word-count="374" meta:character-count="2521"/>
  </office:meta>
</office:document-meta>
</file>